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6.999cm" style:page-number="0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6.585cm" style:rel-column-width="3733*"/>
    </style:style>
    <style:style style:name="Table1.C" style:family="table-column">
      <style:table-column-properties style:column-width="6.165cm" style:rel-column-width="349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Table_20_Contents">
      <style:paragraph-properties fo:text-align="center" style:justify-single-word="false" style:vertical-align="middle"/>
      <style:text-properties style:font-size-asian="10.5pt"/>
    </style:style>
    <style:style style:name="P10" style:family="paragraph" style:parent-style-name="Table_20_Heading">
      <style:paragraph-properties fo:text-align="center" style:justify-single-word="false" style:vertical-align="middle"/>
      <style:text-properties style:font-size-asian="10.5pt"/>
    </style:style>
    <style:style style:name="P11" style:family="paragraph" style:parent-style-name="Table_20_Heading">
      <style:paragraph-properties fo:text-align="center" style:justify-single-word="false" fo:background-color="transparent" style:shadow="none" style:vertical-align="middle">
        <style:background-image/>
      </style:paragraph-properties>
      <style:text-properties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 : 40 – Cell Arrays</text:h>
      <text:p text:style-name="P2"/>
      <text:p text:style-name="P1"/>
      <text:p text:style-name="P1">Title: Cell Arrays</text:p>
      <text:p text:style-name="P1">Version: 1.1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March 24, 2010</text:p>
      <text:p text:style-name="P2"/>
      <text:p text:style-name="P1"/>
      <text:h text:style-name="P7" text:outline-level="3">Abstract</text:h>
      <text:p text:style-name="P1">This details the evolution of Scilab cell arrays data type.</text:p>
      <text:p text:style-name="P1">The main evolution consists in introducing a new syntax for cell arrays using braces.</text:p>
      <text:h text:style-name="P7" text:outline-level="3">Rationale</text:h>
      <text:p text:style-name="P4">Scilab is a matrix oriented programming language so you can easily declare matrices containing numerical elements or string of characters, but the elements must be of the same type. There is also <text:s text:c="2"/>a need to have « container » data types that will allow mixing of different types.</text:p>
      <text:p text:style-name="P4">Those datatypes are listed below :</text:p>
      <text:list xml:id="list1806909744" text:style-name="L2">
        <text:list-item>
          <text:p text:style-name="P5">list</text:p>
        </text:list-item>
        <text:list-item>
          <text:p text:style-name="P5">tlist</text:p>
        </text:list-item>
        <text:list-item>
          <text:p text:style-name="P5">mlist</text:p>
        </text:list-item>
        <text:list-item>
          <text:p text:style-name="P5">struct</text:p>
        </text:list-item>
        <text:list-item>
          <text:p text:style-name="P5">cell</text:p>
        </text:list-item>
      </text:list>
      <text:p text:style-name="P4"/>
      <text:p text:style-name="P4">Considering Scilab &lt; 6.0 implementations, cells and structs are only wrappings around mlist. So there is no « native » datatype for this, and they can only be managed through functions.</text:p>
      <text:p text:style-name="P4"/>
      <text:p text:style-name="P4">In the version 6.0 of Scilab we will introduce the capability to declare/adress cells as objects matrices.</text:p>
      <text:p text:style-name="P4"/>
      <text:h text:style-name="P8" text:outline-level="4">Functionnaliti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Scilab &lt; 6.0</text:p>
          </table:table-cell>
          <table:table-cell table:style-name="Table1.C1" office:value-type="string">
            <text:p text:style-name="P10">Scilab &gt;= 6.0</text:p>
          </table:table-cell>
        </table:table-row>
        <table:table-row>
          <table:table-cell table:style-name="Table1.A2" table:number-rows-spanned="2" office:value-type="string">
            <text:p text:style-name="P9">Create an empty cell</text:p>
          </table:table-cell>
          <table:table-cell table:style-name="Table1.A2" table:number-rows-spanned="2" office:value-type="string">
            <text:p text:style-name="P9">emptyCell = cell()</text:p>
          </table:table-cell>
          <table:table-cell table:style-name="Table1.C2" office:value-type="string">
            <text:p text:style-name="P9">emptyCell = cell()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9">emptyCell = {}</text:p>
          </table:table-cell>
        </table:table-row>
        <table:table-row>
          <table:table-cell table:style-name="Table1.A2" table:number-rows-spanned="2" office:value-type="string">
            <text:p text:style-name="P9">Create 1-D cell containing double 42</text:p>
          </table:table-cell>
          <table:table-cell table:style-name="Table1.A2" office:value-type="string">
            <text:p text:style-name="P9">Cell = makecell([1,1], 42)</text:p>
          </table:table-cell>
          <table:table-cell table:style-name="Table1.C2" table:number-rows-spanned="2" office:value-type="string">
            <text:p text:style-name="P9">Cell = {42}</text:p>
          </table:table-cell>
        </table:table-row>
        <table:table-row>
          <table:covered-table-cell/>
          <table:table-cell table:style-name="Table1.A2" office:value-type="string">
            <text:p text:style-name="P9">Cell = cell(1,1)</text:p>
            <text:p text:style-name="P9">Cell(1).entries = 42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9">Creating 3x2 cell</text:p>
          </table:table-cell>
          <table:table-cell table:style-name="Table1.A2" office:value-type="string">
            <text:p text:style-name="P9">Cell = makecell([3,2], 1:3, 'Scilab', poly(1:3,'s'), %t, int32(42), list('foo', []))</text:p>
          </table:table-cell>
          <table:table-cell table:style-name="Table1.C2" table:number-rows-spanned="2" office:value-type="string">
            <text:p text:style-name="P9">Cell = {1:3 , 'Scilab' ; poly(1:3,'s') , %t ; <text:s/>int32(42), list('foo', [])}</text:p>
          </table:table-cell>
        </table:table-row>
        <table:table-row>
          <table:covered-table-cell/>
          <table:table-cell table:style-name="Table1.A2" office:value-type="string">
            <text:p text:style-name="P9">Cell = cell(3,2);</text:p>
            <text:p text:style-name="P9">Cell(1,1).entries = 1:3;</text:p>
            <text:p text:style-name="P9">Cell(1,2).entries = 'Scilab';</text:p>
            <text:p text:style-name="P9">Cell(2,1).entries = poly(1:3,'s');</text:p>
            <text:p text:style-name="P9">Cell(2,2).entries = %t;</text:p>
            <text:p text:style-name="P9">Cell(3,1).entries = int32(42);</text:p>
            <text:p text:style-name="P9">Cell(3,2).entries = list('foo', []);</text:p>
          </table:table-cell>
          <table:covered-table-cell/>
        </table:table-row>
        <table:table-row>
          <table:table-cell table:style-name="Table1.A2" office:value-type="string">
            <text:p text:style-name="P9">Extracting Sub-Cell</text:p>
          </table:table-cell>
          <table:table-cell table:style-name="Table1.A2" office:value-type="string">
            <text:p text:style-name="P9">Cell(2,2)</text:p>
            <text:p text:style-name="P9">// Cell(2,2) == makecell([1,1], %t)</text:p>
          </table:table-cell>
          <table:table-cell table:style-name="Table1.C2" office:value-type="string">
            <text:p text:style-name="P9">Cell(2,2)</text:p>
            <text:p text:style-name="P9">// Cell(2,2) == {%t}</text:p>
          </table:table-cell>
        </table:table-row>
        <table:table-row>
          <table:table-cell table:style-name="Table1.A2" office:value-type="string">
            <text:p text:style-name="P9">Extracting Values</text:p>
          </table:table-cell>
          <table:table-cell table:style-name="Table1.A2" office:value-type="string">
            <text:p text:style-name="P9">Cell(2,2).entries</text:p>
            <text:p text:style-name="P9">// Cell(2,2).entries == %t</text:p>
          </table:table-cell>
          <table:table-cell table:style-name="Table1.C2" office:value-type="string">
            <text:p text:style-name="P9">Cell{2,2}</text:p>
            <text:p text:style-name="P9">// Cell{2,2} == %t</text:p>
          </table:table-cell>
        </table:table-row>
      </table:table>
      <text:p text:style-name="Text_20_body"/>
      <text:h text:style-name="P7" text:outline-level="3">Changelog</text:h>
      <text:list xml:id="list1183474099" text:style-name="L1">
        <text:list-item>
          <text:list>
            <text:list-item>
              <text:p text:style-name="P3">- Initial Version</text:p>
            </text:list-item>
            <text:list-item>
              <text:p text:style-name="P3">- First set of functionnalities</text:p>
            </text:list-item>
          </text:list>
        </text:list-item>
      </text:list>
      <text:h text:style-name="P7" text:outline-level="3">Copyright</text:h>
      <text:p text:style-name="Standard"><text:tab/>Bruno JOF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date>2010-03-24T10:42:19</dc:date>
    <meta:editing-cycles>6</meta:editing-cycles>
    <meta:editing-duration>PT02H12M10S</meta:editing-duration>
    <meta:document-statistic meta:table-count="1" meta:image-count="0" meta:object-count="0" meta:page-count="2" meta:paragraph-count="60" meta:word-count="289" meta:character-count="1794"/>
    <meta:user-defined meta:name="Info 1"/>
    <meta:user-defined meta:name="Info 2"/>
    <meta:user-defined meta:name="Info 3"/>
    <meta:user-defined meta:name="Info 4"/>
  </office:meta>
</office:document-meta>
</file>